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1" svg:font-family="'Liberation San'"/>
    <style:font-face style:name="Liberation San" svg:font-family="'Liberation S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00cc" draw:marker-end="Arrow" draw:fill="gradient" draw:fill-color="#729fcf" draw:fill-gradient-name="Tango_20_Green" draw:opacity="100%" draw:textarea-horizontal-align="justify" draw:textarea-vertical-align="middle" draw:auto-grow-height="false" fo:min-height="0.893cm" fo:min-width="4.453cm"/>
    </style:style>
    <style:style style:name="gr2" style:family="graphic" style:parent-style-name="standard">
      <style:graphic-properties svg:stroke-color="#6600cc" draw:marker-end="Arrow" draw:fill="gradient" draw:fill-color="#729fcf" draw:fill-gradient-name="Tango_20_Green" draw:opacity="100%" draw:textarea-horizontal-align="justify" draw:textarea-vertical-align="middle" draw:auto-grow-height="false" fo:min-height="0.893cm" fo:min-width="4.707cm"/>
    </style:style>
    <style:style style:name="gr3" style:family="graphic" style:parent-style-name="standard">
      <style:graphic-properties svg:stroke-color="#6600cc" draw:marker-end="Arrow" draw:fill="gradient" draw:fill-color="#729fcf" draw:fill-gradient-name="Tango_20_Green" draw:opacity="100%" draw:textarea-horizontal-align="justify" draw:textarea-vertical-align="middle" draw:auto-grow-height="false" fo:min-height="0.893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1.296cm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1.387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1.296cm"/>
    </style:style>
    <style:style style:name="gr7" style:family="graphic" style:parent-style-name="standard">
      <style:graphic-properties draw:textarea-horizontal-align="justify" draw:textarea-vertical-align="middle" draw:auto-grow-height="false" fo:min-height="0.576cm" fo:min-width="1.40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16cm" fo:min-width="1.296cm"/>
    </style:style>
    <style:style style:name="gr10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11" style:family="graphic" style:parent-style-name="standard">
      <style:graphic-properties draw:textarea-horizontal-align="justify" draw:textarea-vertical-align="middle" draw:auto-grow-height="false" fo:min-height="0.64cm" fo:min-width="1.469cm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1.207cm"/>
    </style:style>
    <style:style style:name="gr13" style:family="graphic" style:parent-style-name="standard">
      <style:graphic-properties draw:textarea-horizontal-align="justify" draw:textarea-vertical-align="middle" draw:auto-grow-height="false" fo:min-height="0.449cm" fo:min-width="0.707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729fcf" draw:fill-gradient-name="Tango_20_Green" draw:opacity="100%"/>
      <style:paragraph-properties fo:text-align="center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Liberation San1" fo:font-size="10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font-name="Liberation San1" fo:font-size="10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1" fo:font-size="10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an1"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1.143cm" svg:x="8.747cm" svg:y="6.588cm">
          <text:p text:style-name="P1"><text:span text:style-name="T1">Ti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07cm" svg:height="1.143cm" svg:x="8.62cm" svg:y="12.557cm">
          <text:p text:style-name="P1"><text:span text:style-name="T1">Fl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143cm" svg:x="1cm" svg:y="12.557cm">
          <text:p text:style-name="P1"><text:span text:style-name="T1">Flight Attend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4cm" svg:height="1.27cm" svg:x="1.096cm" svg:y="3.541cm">
          <text:p text:style-name="P1"><text:span text:style-name="T2">Passanger</text:span></text:p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1.27cm" svg:x="4.302cm" svg:y="3.54cm">
          <text:p text:style-name="P1"><text:span text:style-name="T2">Flight</text:span></text:p>
          <text:p text:style-name="P1"><text:span text:style-name="T2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1.27cm" svg:x="7.604cm" svg:y="3.54cm">
          <text:p text:style-name="P1"><text:span text:style-name="T2">Pr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1.27cm" svg:x="14.081cm" svg:y="3.54cm">
          <text:p text:style-name="P1"><text:span text:style-name="T3">Flight</text:span></text:p>
          <text:p text:style-name="P1"><text:span text:style-name="T3">comp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4cm" svg:height="1.27cm" svg:x="17.383cm" svg:y="3.54cm">
          <text:p text:style-name="P1"><text:span text:style-name="T2">Order</text:span></text:p>
          <text:p text:style-name="P1"><text:span text:style-name="T2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667cm" svg:height="1.27cm" svg:x="10.648cm" svg:y="3.54cm">
          <text:p text:style-name="P1"><text:span text:style-name="T3">Seat</text:span></text:p>
          <text:p text:style-name="P1"><text:span text:style-name="T3">cl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1.651cm" svg:x="17.51cm" svg:y="6.207cm">
          <text:p text:style-name="P1"><text:span text:style-name="T4">Departing</text:span></text:p>
          <text:p text:style-name="P1"><text:span text:style-name="T4">ho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1.651cm" svg:x="17.383cm" svg:y="14.843cm">
          <text:p text:style-name="P1"><text:span text:style-name="T4">Arrival</text:span></text:p>
          <text:p text:style-name="P1"><text:span text:style-name="T4">ho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651cm" svg:x="17.51cm" svg:y="12.684cm">
          <text:p text:style-name="P1"><text:span text:style-name="T4">Flying</text:span></text:p>
          <text:p text:style-name="P1"><text:span text:style-name="T4">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1.651cm" svg:x="17.51cm" svg:y="10.525cm">
          <text:p text:style-name="P1"><text:span text:style-name="T4">Flying</text:span></text:p>
          <text:p text:style-name="P1"><text:span text:style-name="T4">fr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1.651cm" svg:x="17.51cm" svg:y="8.366cm">
          <text:p text:style-name="P1"><text:span text:style-name="T4">Flight</text:span></text:p>
          <text:p text:style-name="P1"><text:span text:style-name="T4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81cm" svg:height="1.651cm" svg:x="9.255cm" svg:y="9.382cm">
          <text:p text:style-name="P1"><text:span text:style-name="T5">Purch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953cm" svg:height="1.143cm" svg:x="8.747cm" svg:y="20.05cm">
          <text:p text:style-name="P1"><text:span text:style-name="T1">Pi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2.778cm" svg:y1="4.81cm" svg:x2="11.16cm" svg:y2="6.588cm">
          <text:p/>
        </draw:line>
        <draw:line draw:style-name="gr8" draw:text-style-name="P7" draw:layer="layout" svg:x1="6.461cm" svg:y1="4.683cm" svg:x2="11.16cm" svg:y2="6.588cm">
          <text:p/>
        </draw:line>
        <draw:line draw:style-name="gr8" draw:text-style-name="P7" draw:layer="layout" svg:x1="9.382cm" svg:y1="4.81cm" svg:x2="11.16cm" svg:y2="6.588cm">
          <text:p/>
        </draw:line>
        <draw:line draw:style-name="gr8" draw:text-style-name="P7" draw:layer="layout" svg:x1="11.795cm" svg:y1="4.81cm" svg:x2="11.16cm" svg:y2="6.588cm">
          <text:p/>
        </draw:line>
        <draw:line draw:style-name="gr8" draw:text-style-name="P7" draw:layer="layout" svg:x1="15.097cm" svg:y1="4.81cm" svg:x2="11.033cm" svg:y2="6.588cm">
          <text:p/>
        </draw:line>
        <draw:line draw:style-name="gr8" draw:text-style-name="P7" draw:layer="layout" svg:x1="18.272cm" svg:y1="4.81cm" svg:x2="11.033cm" svg:y2="6.588cm">
          <text:p/>
        </draw:line>
        <draw:line draw:style-name="gr8" draw:text-style-name="P7" draw:layer="layout" svg:x1="17.891cm" svg:y1="7.604cm" svg:x2="13.827cm" svg:y2="13.065cm">
          <text:p/>
        </draw:line>
        <draw:line draw:style-name="gr8" draw:text-style-name="P7" draw:layer="layout" svg:x1="13.827cm" svg:y1="13.065cm" svg:x2="17.891cm" svg:y2="9.89cm">
          <text:p/>
        </draw:line>
        <draw:line draw:style-name="gr8" draw:text-style-name="P7" draw:layer="layout" svg:x1="13.827cm" svg:y1="13.065cm" svg:x2="17.637cm" svg:y2="11.668cm">
          <text:p/>
        </draw:line>
        <draw:line draw:style-name="gr8" draw:text-style-name="P7" draw:layer="layout" svg:x1="13.827cm" svg:y1="13.065cm" svg:x2="17.51cm" svg:y2="13.446cm">
          <text:p/>
        </draw:line>
        <draw:line draw:style-name="gr8" draw:text-style-name="P7" draw:layer="layout" svg:x1="13.954cm" svg:y1="13.065cm" svg:x2="17.637cm" svg:y2="15.351cm">
          <text:p/>
        </draw:line>
        <draw:line draw:style-name="gr8" draw:text-style-name="P7" draw:layer="layout" svg:x1="11.138cm" svg:y1="9.381cm" svg:x2="11.182cm" svg:y2="7.604cm">
          <text:p/>
        </draw:line>
        <draw:line draw:style-name="gr8" draw:text-style-name="P7" draw:layer="layout" svg:x1="11.16cm" svg:y1="11.033cm" svg:x2="11.16cm" svg:y2="12.557cm">
          <text:p/>
        </draw:line>
        <draw:custom-shape draw:style-name="gr9" draw:text-style-name="P5" draw:layer="layout" svg:width="2.54cm" svg:height="1.648cm" draw:transform="skewX (-0.0588175957922089) translate (3.697cm 15.986cm)">
          <text:p text:style-name="P1"><text:span text:style-name="T4">Flight</text:span></text:p>
          <text:p text:style-name="P1"><text:span text:style-name="T4">nu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1.651cm" svg:x="5.318cm" svg:y="8.493cm">
          <text:p text:style-name="P1"><text:span text:style-name="T4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54cm" svg:height="1.778cm" svg:x="1.762cm" svg:y="8.366cm">
          <text:p text:style-name="P1"><text:span text:style-name="T4">Full</text:span></text:p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1.651cm" svg:x="1cm" svg:y="15.859cm">
          <text:p text:style-name="P1"><text:span text:style-name="T4">Sure</text:span></text:p>
          <text:p text:style-name="P1"><text:span text:style-name="T4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54cm" svg:height="1.648cm" draw:transform="skewX (-0.0588175957922089) translate (6.461cm 15.351cm)">
          <text:p text:style-name="P1"><text:span text:style-name="T4">Jo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6.334cm" svg:y1="10.144cm" svg:x2="3.794cm" svg:y2="12.557cm">
          <text:p/>
        </draw:line>
        <draw:line draw:style-name="gr8" draw:text-style-name="P7" draw:layer="layout" svg:x1="3.667cm" svg:y1="12.557cm" svg:x2="3.159cm" svg:y2="10.144cm">
          <text:p/>
        </draw:line>
        <draw:line draw:style-name="gr8" draw:text-style-name="P7" draw:layer="layout" svg:x1="3.54cm" svg:y1="13.7cm" svg:x2="3.032cm" svg:y2="15.859cm">
          <text:p/>
        </draw:line>
        <draw:line draw:style-name="gr8" draw:text-style-name="P7" draw:layer="layout" svg:x1="3.54cm" svg:y1="13.7cm" svg:x2="5.318cm" svg:y2="15.859cm">
          <text:p/>
        </draw:line>
        <draw:line draw:style-name="gr8" draw:text-style-name="P7" draw:layer="layout" svg:x1="3.667cm" svg:y1="13.7cm" svg:x2="6.969cm" svg:y2="15.605cm">
          <text:p/>
        </draw:line>
        <draw:custom-shape draw:style-name="gr11" draw:text-style-name="P6" draw:layer="layout" svg:width="3.937cm" svg:height="1.778cm" svg:x="9.128cm" svg:y="16.113cm">
          <text:p text:style-name="P1"><text:span text:style-name="T5">Naviga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7" draw:layer="layout" svg:x1="11.16cm" svg:y1="16.113cm" svg:x2="11.16cm" svg:y2="13.7cm">
          <text:p/>
        </draw:line>
        <draw:line draw:style-name="gr8" draw:text-style-name="P7" draw:layer="layout" svg:x1="11.16cm" svg:y1="17.891cm" svg:x2="11.16cm" svg:y2="20.05cm">
          <text:p/>
        </draw:line>
        <draw:custom-shape draw:style-name="gr12" draw:text-style-name="P5" draw:layer="layout" svg:width="2.413cm" svg:height="1.778cm" svg:x="15.732cm" svg:y="22.971cm">
          <text:p text:style-name="P1"><text:span text:style-name="T4">Aircraft</text:span></text:p>
          <text:p text:style-name="P1"><text:span text:style-name="T4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2.413cm" svg:height="1.778cm" svg:x="12.684cm" svg:y="22.844cm">
          <text:p text:style-name="P1"><text:span text:style-name="T4">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2.413cm" svg:height="1.778cm" svg:x="9.382cm" svg:y="22.717cm">
          <text:p text:style-name="P1"><text:span text:style-name="T4">Job</text:span></text:p>
          <text:p text:style-name="P1"><text:span text:style-name="T4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2.413cm" svg:height="1.778cm" svg:x="6.334cm" svg:y="22.844cm">
          <text:p text:style-name="P1"><text:span text:style-name="T4">Pilot</text:span></text:p>
          <text:p text:style-name="P1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2.413cm" svg:height="1.778cm" svg:x="3.286cm" svg:y="22.844cm">
          <text:p text:style-name="P1"><text:span text:style-name="T4">Pilot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1.16cm" svg:y1="21.193cm" svg:x2="4.937cm" svg:y2="22.971cm">
          <text:p/>
        </draw:line>
        <draw:line draw:style-name="gr8" draw:text-style-name="P7" draw:layer="layout" svg:x1="8.112cm" svg:y1="22.844cm" svg:x2="11.16cm" svg:y2="21.193cm">
          <text:p/>
        </draw:line>
        <draw:line draw:style-name="gr8" draw:text-style-name="P7" draw:layer="layout" svg:x1="10.906cm" svg:y1="22.717cm" svg:x2="11.16cm" svg:y2="21.193cm">
          <text:p/>
        </draw:line>
        <draw:line draw:style-name="gr8" draw:text-style-name="P7" draw:layer="layout" svg:x1="11.287cm" svg:y1="21.193cm" svg:x2="13.319cm" svg:y2="22.844cm">
          <text:p/>
        </draw:line>
        <draw:line draw:style-name="gr8" draw:text-style-name="P7" draw:layer="layout" svg:x1="11.287cm" svg:y1="21.193cm" svg:x2="16.367cm" svg:y2="22.971cm">
          <text:p/>
        </draw:line>
        <draw:custom-shape draw:style-name="gr13" draw:text-style-name="P6" draw:layer="layout" svg:width="2.413cm" svg:height="1.397cm" svg:x="5.826cm" svg:y="12.43cm">
          <text:p text:style-name="P6"><text:span text:style-name="T5">At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7" draw:layer="layout" svg:x1="5.826cm" svg:y1="13.065cm" svg:x2="5.318cm" svg:y2="13.065cm">
          <text:p/>
        </draw:line>
        <draw:line draw:style-name="gr8" draw:text-style-name="P7" draw:layer="layout" svg:x1="8.112cm" svg:y1="13.065cm" svg:x2="8.747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1" svg:font-family="'Liberation San'"/>
    <style:font-face style:name="Liberation San" svg:font-family="'Liberation S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axial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21:29:26.784206119</meta:creation-date>
    <dc:date>2017-02-17T23:44:56.062738078</dc:date>
    <meta:editing-duration>PT4H16M19S</meta:editing-duration>
    <meta:editing-cycles>12</meta:editing-cycles>
    <meta:generator>LibreOffice/5.1.4.2$Linux_X86_64 LibreOffice_project/10m0$Build-2</meta:generator>
    <meta:document-statistic meta:object-count="55"/>
  </office:meta>
</office:document-meta>
</file>